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7.2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ld_size</text:p>
          </table:table-cell>
          <table:table-cell office:value-type="string" calcext:value-type="string">
            <text:p>new_size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set_1_1_3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521" calcext:value-type="float">
            <text:p>732521</text:p>
          </table:table-cell>
          <table:table-cell office:value-type="float" office:value="15929729" calcext:value-type="float">
            <text:p>1592972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_1_2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545" calcext:value-type="float">
            <text:p>732545</text:p>
          </table:table-cell>
          <table:table-cell office:value-type="float" office:value="15930197" calcext:value-type="float">
            <text:p>1593019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_1_1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509" calcext:value-type="float">
            <text:p>732509</text:p>
          </table:table-cell>
          <table:table-cell office:value-type="float" office:value="15929507" calcext:value-type="float">
            <text:p>1592950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_2_3.txt</text:p>
          </table:table-cell>
          <table:table-cell office:value-type="float" office:value="1007768" calcext:value-type="float">
            <text:p>1007768</text:p>
          </table:table-cell>
          <table:table-cell office:value-type="float" office:value="724218" calcext:value-type="float">
            <text:p>724218</text:p>
          </table:table-cell>
          <table:table-cell office:value-type="float" office:value="15767872" calcext:value-type="float">
            <text:p>1576787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_2_2.txt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724073" calcext:value-type="float">
            <text:p>724073</text:p>
          </table:table-cell>
          <table:table-cell office:value-type="float" office:value="15765145" calcext:value-type="float">
            <text:p>1576514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_2_1.txt</text:p>
          </table:table-cell>
          <table:table-cell office:value-type="float" office:value="1007773" calcext:value-type="float">
            <text:p>1007773</text:p>
          </table:table-cell>
          <table:table-cell office:value-type="float" office:value="723954" calcext:value-type="float">
            <text:p>723954</text:p>
          </table:table-cell>
          <table:table-cell office:value-type="float" office:value="15762874" calcext:value-type="float">
            <text:p>1576287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_3_3.txt</text:p>
          </table:table-cell>
          <table:table-cell office:value-type="float" office:value="1007769" calcext:value-type="float">
            <text:p>1007769</text:p>
          </table:table-cell>
          <table:table-cell office:value-type="float" office:value="785701" calcext:value-type="float">
            <text:p>785701</text:p>
          </table:table-cell>
          <table:table-cell office:value-type="float" office:value="16934033" calcext:value-type="float">
            <text:p>1693403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_3_2.txt</text:p>
          </table:table-cell>
          <table:table-cell office:value-type="float" office:value="1007767" calcext:value-type="float">
            <text:p>1007767</text:p>
          </table:table-cell>
          <table:table-cell office:value-type="float" office:value="785690" calcext:value-type="float">
            <text:p>785690</text:p>
          </table:table-cell>
          <table:table-cell office:value-type="float" office:value="16933824" calcext:value-type="float">
            <text:p>1693382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_3_1.txt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786002" calcext:value-type="float">
            <text:p>786002</text:p>
          </table:table-cell>
          <table:table-cell office:value-type="float" office:value="16939784" calcext:value-type="float">
            <text:p>1693978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_1_3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8901" calcext:value-type="float">
            <text:p>1458901</text:p>
          </table:table-cell>
          <table:table-cell office:value-type="float" office:value="31730049" calcext:value-type="float">
            <text:p>3173004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_1_2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8912" calcext:value-type="float">
            <text:p>1458912</text:p>
          </table:table-cell>
          <table:table-cell office:value-type="float" office:value="31730250" calcext:value-type="float">
            <text:p>3173025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_1_1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8910" calcext:value-type="float">
            <text:p>1458910</text:p>
          </table:table-cell>
          <table:table-cell office:value-type="float" office:value="31730212" calcext:value-type="float">
            <text:p>3173021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_2_3.txt</text:p>
          </table:table-cell>
          <table:table-cell office:value-type="float" office:value="2007383" calcext:value-type="float">
            <text:p>2007383</text:p>
          </table:table-cell>
          <table:table-cell office:value-type="float" office:value="1442096" calcext:value-type="float">
            <text:p>1442096</text:p>
          </table:table-cell>
          <table:table-cell office:value-type="float" office:value="31406784" calcext:value-type="float">
            <text:p>3140678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_2_2.txt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1442216" calcext:value-type="float">
            <text:p>1442216</text:p>
          </table:table-cell>
          <table:table-cell office:value-type="float" office:value="31409050" calcext:value-type="float">
            <text:p>3140905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_2_1.txt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1441859" calcext:value-type="float">
            <text:p>1441859</text:p>
          </table:table-cell>
          <table:table-cell office:value-type="float" office:value="31402273" calcext:value-type="float">
            <text:p>3140227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_3_3.txt</text:p>
          </table:table-cell>
          <table:table-cell office:value-type="float" office:value="2007357" calcext:value-type="float">
            <text:p>2007357</text:p>
          </table:table-cell>
          <table:table-cell office:value-type="float" office:value="1564252" calcext:value-type="float">
            <text:p>1564252</text:p>
          </table:table-cell>
          <table:table-cell office:value-type="float" office:value="33725680" calcext:value-type="float">
            <text:p>3372568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_3_2.txt</text:p>
          </table:table-cell>
          <table:table-cell office:value-type="float" office:value="2007351" calcext:value-type="float">
            <text:p>2007351</text:p>
          </table:table-cell>
          <table:table-cell office:value-type="float" office:value="1564632" calcext:value-type="float">
            <text:p>1564632</text:p>
          </table:table-cell>
          <table:table-cell office:value-type="float" office:value="33732894" calcext:value-type="float">
            <text:p>3373289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_3_1.txt</text:p>
          </table:table-cell>
          <table:table-cell office:value-type="float" office:value="2007341" calcext:value-type="float">
            <text:p>2007341</text:p>
          </table:table-cell>
          <table:table-cell office:value-type="float" office:value="1564246" calcext:value-type="float">
            <text:p>1564246</text:p>
          </table:table-cell>
          <table:table-cell office:value-type="float" office:value="33725544" calcext:value-type="float">
            <text:p>3372554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3_1_3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404" calcext:value-type="float">
            <text:p>2185404</text:p>
          </table:table-cell>
          <table:table-cell office:value-type="float" office:value="47532700" calcext:value-type="float">
            <text:p>4753270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3_1_2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368" calcext:value-type="float">
            <text:p>2185368</text:p>
          </table:table-cell>
          <table:table-cell office:value-type="float" office:value="47532006" calcext:value-type="float">
            <text:p>4753200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3_1_1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411" calcext:value-type="float">
            <text:p>2185411</text:p>
          </table:table-cell>
          <table:table-cell office:value-type="float" office:value="47532833" calcext:value-type="float">
            <text:p>4753283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3_2_3.txt</text:p>
          </table:table-cell>
          <table:table-cell office:value-type="float" office:value="3006953" calcext:value-type="float">
            <text:p>3006953</text:p>
          </table:table-cell>
          <table:table-cell office:value-type="float" office:value="2159842" calcext:value-type="float">
            <text:p>2159842</text:p>
          </table:table-cell>
          <table:table-cell office:value-type="float" office:value="47043104" calcext:value-type="float">
            <text:p>4704310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3_2_2.txt</text:p>
          </table:table-cell>
          <table:table-cell office:value-type="float" office:value="3006960" calcext:value-type="float">
            <text:p>3006960</text:p>
          </table:table-cell>
          <table:table-cell office:value-type="float" office:value="2159845" calcext:value-type="float">
            <text:p>2159845</text:p>
          </table:table-cell>
          <table:table-cell office:value-type="float" office:value="47043167" calcext:value-type="float">
            <text:p>4704316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3_2_1.txt</text:p>
          </table:table-cell>
          <table:table-cell office:value-type="float" office:value="3006972" calcext:value-type="float">
            <text:p>3006972</text:p>
          </table:table-cell>
          <table:table-cell office:value-type="float" office:value="2159977" calcext:value-type="float">
            <text:p>2159977</text:p>
          </table:table-cell>
          <table:table-cell office:value-type="float" office:value="47045701" calcext:value-type="float">
            <text:p>4704570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3_3_3.txt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2343813" calcext:value-type="float">
            <text:p>2343813</text:p>
          </table:table-cell>
          <table:table-cell office:value-type="float" office:value="50536533" calcext:value-type="float">
            <text:p>5053653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3_3_2.txt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2343111" calcext:value-type="float">
            <text:p>2343111</text:p>
          </table:table-cell>
          <table:table-cell office:value-type="float" office:value="50523191" calcext:value-type="float">
            <text:p>5052319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3_3_1.txt</text:p>
          </table:table-cell>
          <table:table-cell office:value-type="float" office:value="3006948" calcext:value-type="float">
            <text:p>3006948</text:p>
          </table:table-cell>
          <table:table-cell office:value-type="float" office:value="2343668" calcext:value-type="float">
            <text:p>2343668</text:p>
          </table:table-cell>
          <table:table-cell office:value-type="float" office:value="50533772" calcext:value-type="float">
            <text:p>5053377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0_1_3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13" calcext:value-type="float">
            <text:p>18113</text:p>
          </table:table-cell>
          <table:table-cell office:value-type="float" office:value="389667" calcext:value-type="float">
            <text:p>38966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0_1_2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06" calcext:value-type="float">
            <text:p>18106</text:p>
          </table:table-cell>
          <table:table-cell office:value-type="float" office:value="389534" calcext:value-type="float">
            <text:p>38953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0_1_1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14" calcext:value-type="float">
            <text:p>18114</text:p>
          </table:table-cell>
          <table:table-cell office:value-type="float" office:value="389674" calcext:value-type="float">
            <text:p>38967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0_2_3.txt</text:p>
          </table:table-cell>
          <table:table-cell office:value-type="float" office:value="24582" calcext:value-type="float">
            <text:p>24582</text:p>
          </table:table-cell>
          <table:table-cell office:value-type="float" office:value="18162" calcext:value-type="float">
            <text:p>18162</text:p>
          </table:table-cell>
          <table:table-cell office:value-type="float" office:value="386438" calcext:value-type="float">
            <text:p>38643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0_2_2.txt</text:p>
          </table:table-cell>
          <table:table-cell office:value-type="float" office:value="24581" calcext:value-type="float">
            <text:p>24581</text:p>
          </table:table-cell>
          <table:table-cell office:value-type="float" office:value="18256" calcext:value-type="float">
            <text:p>18256</text:p>
          </table:table-cell>
          <table:table-cell office:value-type="float" office:value="388232" calcext:value-type="float">
            <text:p>38823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0_2_1.txt</text:p>
          </table:table-cell>
          <table:table-cell office:value-type="float" office:value="24581" calcext:value-type="float">
            <text:p>24581</text:p>
          </table:table-cell>
          <table:table-cell office:value-type="float" office:value="18179" calcext:value-type="float">
            <text:p>18179</text:p>
          </table:table-cell>
          <table:table-cell office:value-type="float" office:value="386757" calcext:value-type="float">
            <text:p>38675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20_3_3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9847" calcext:value-type="float">
            <text:p>19847</text:p>
          </table:table-cell>
          <table:table-cell office:value-type="float" office:value="416441" calcext:value-type="float">
            <text:p>41644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20_3_2.txt</text:p>
          </table:table-cell>
          <table:table-cell office:value-type="float" office:value="24580" calcext:value-type="float">
            <text:p>24580</text:p>
          </table:table-cell>
          <table:table-cell office:value-type="float" office:value="19854" calcext:value-type="float">
            <text:p>19854</text:p>
          </table:table-cell>
          <table:table-cell office:value-type="float" office:value="416568" calcext:value-type="float">
            <text:p>41656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20_3_1.txt</text:p>
          </table:table-cell>
          <table:table-cell office:value-type="float" office:value="24580" calcext:value-type="float">
            <text:p>24580</text:p>
          </table:table-cell>
          <table:table-cell office:value-type="float" office:value="19930" calcext:value-type="float">
            <text:p>19930</text:p>
          </table:table-cell>
          <table:table-cell office:value-type="float" office:value="418012" calcext:value-type="float">
            <text:p>41801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40_1_3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17" calcext:value-type="float">
            <text:p>30017</text:p>
          </table:table-cell>
          <table:table-cell office:value-type="float" office:value="648611" calcext:value-type="float">
            <text:p>64861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40_1_2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10" calcext:value-type="float">
            <text:p>30010</text:p>
          </table:table-cell>
          <table:table-cell office:value-type="float" office:value="648482" calcext:value-type="float">
            <text:p>64848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40_1_1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17" calcext:value-type="float">
            <text:p>30017</text:p>
          </table:table-cell>
          <table:table-cell office:value-type="float" office:value="648603" calcext:value-type="float">
            <text:p>64860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40_2_3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29950" calcext:value-type="float">
            <text:p>29950</text:p>
          </table:table-cell>
          <table:table-cell office:value-type="float" office:value="643180" calcext:value-type="float">
            <text:p>64318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40_2_2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29929" calcext:value-type="float">
            <text:p>29929</text:p>
          </table:table-cell>
          <table:table-cell office:value-type="float" office:value="642779" calcext:value-type="float">
            <text:p>64277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40_2_1.txt</text:p>
          </table:table-cell>
          <table:table-cell office:value-type="float" office:value="40967" calcext:value-type="float">
            <text:p>40967</text:p>
          </table:table-cell>
          <table:table-cell office:value-type="float" office:value="29945" calcext:value-type="float">
            <text:p>29945</text:p>
          </table:table-cell>
          <table:table-cell office:value-type="float" office:value="643093" calcext:value-type="float">
            <text:p>64309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40_3_3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32593" calcext:value-type="float">
            <text:p>32593</text:p>
          </table:table-cell>
          <table:table-cell office:value-type="float" office:value="691381" calcext:value-type="float">
            <text:p>69138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40_3_2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32666" calcext:value-type="float">
            <text:p>32666</text:p>
          </table:table-cell>
          <table:table-cell office:value-type="float" office:value="692766" calcext:value-type="float">
            <text:p>69276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40_3_1.txt</text:p>
          </table:table-cell>
          <table:table-cell office:value-type="float" office:value="40968" calcext:value-type="float">
            <text:p>40968</text:p>
          </table:table-cell>
          <table:table-cell office:value-type="float" office:value="32619" calcext:value-type="float">
            <text:p>32619</text:p>
          </table:table-cell>
          <table:table-cell office:value-type="float" office:value="691879" calcext:value-type="float">
            <text:p>69187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60_1_3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875" calcext:value-type="float">
            <text:p>47875</text:p>
          </table:table-cell>
          <table:table-cell office:value-type="float" office:value="1037071" calcext:value-type="float">
            <text:p>103707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60_1_2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870" calcext:value-type="float">
            <text:p>47870</text:p>
          </table:table-cell>
          <table:table-cell office:value-type="float" office:value="1036970" calcext:value-type="float">
            <text:p>103697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60_1_1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864" calcext:value-type="float">
            <text:p>47864</text:p>
          </table:table-cell>
          <table:table-cell office:value-type="float" office:value="1036854" calcext:value-type="float">
            <text:p>103685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60_2_3.txt</text:p>
          </table:table-cell>
          <table:table-cell office:value-type="float" office:value="65548" calcext:value-type="float">
            <text:p>65548</text:p>
          </table:table-cell>
          <table:table-cell office:value-type="float" office:value="47602" calcext:value-type="float">
            <text:p>47602</text:p>
          </table:table-cell>
          <table:table-cell office:value-type="float" office:value="1027730" calcext:value-type="float">
            <text:p>102773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60_2_2.txt</text:p>
          </table:table-cell>
          <table:table-cell office:value-type="float" office:value="65550" calcext:value-type="float">
            <text:p>65550</text:p>
          </table:table-cell>
          <table:table-cell office:value-type="float" office:value="47687" calcext:value-type="float">
            <text:p>47687</text:p>
          </table:table-cell>
          <table:table-cell office:value-type="float" office:value="1029359" calcext:value-type="float">
            <text:p>102935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60_2_1.txt</text:p>
          </table:table-cell>
          <table:table-cell office:value-type="float" office:value="65547" calcext:value-type="float">
            <text:p>65547</text:p>
          </table:table-cell>
          <table:table-cell office:value-type="float" office:value="47647" calcext:value-type="float">
            <text:p>47647</text:p>
          </table:table-cell>
          <table:table-cell office:value-type="float" office:value="1028591" calcext:value-type="float">
            <text:p>102859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60_3_3.txt</text:p>
          </table:table-cell>
          <table:table-cell office:value-type="float" office:value="65548" calcext:value-type="float">
            <text:p>65548</text:p>
          </table:table-cell>
          <table:table-cell office:value-type="float" office:value="51770" calcext:value-type="float">
            <text:p>51770</text:p>
          </table:table-cell>
          <table:table-cell office:value-type="float" office:value="1104912" calcext:value-type="float">
            <text:p>110491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60_3_2.txt</text:p>
          </table:table-cell>
          <table:table-cell office:value-type="float" office:value="65545" calcext:value-type="float">
            <text:p>65545</text:p>
          </table:table-cell>
          <table:table-cell office:value-type="float" office:value="51740" calcext:value-type="float">
            <text:p>51740</text:p>
          </table:table-cell>
          <table:table-cell office:value-type="float" office:value="1104338" calcext:value-type="float">
            <text:p>110433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60_3_1.txt</text:p>
          </table:table-cell>
          <table:table-cell office:value-type="float" office:value="65547" calcext:value-type="float">
            <text:p>65547</text:p>
          </table:table-cell>
          <table:table-cell office:value-type="float" office:value="51738" calcext:value-type="float">
            <text:p>51738</text:p>
          </table:table-cell>
          <table:table-cell office:value-type="float" office:value="1104306" calcext:value-type="float">
            <text:p>110430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80_1_3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756" calcext:value-type="float">
            <text:p>59756</text:p>
          </table:table-cell>
          <table:table-cell office:value-type="float" office:value="1295588" calcext:value-type="float">
            <text:p>129558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80_1_2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755" calcext:value-type="float">
            <text:p>59755</text:p>
          </table:table-cell>
          <table:table-cell office:value-type="float" office:value="1295563" calcext:value-type="float">
            <text:p>129556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80_1_1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780" calcext:value-type="float">
            <text:p>59780</text:p>
          </table:table-cell>
          <table:table-cell office:value-type="float" office:value="1296040" calcext:value-type="float">
            <text:p>129604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80_2_3.txt</text:p>
          </table:table-cell>
          <table:table-cell office:value-type="float" office:value="81934" calcext:value-type="float">
            <text:p>81934</text:p>
          </table:table-cell>
          <table:table-cell office:value-type="float" office:value="59313" calcext:value-type="float">
            <text:p>59313</text:p>
          </table:table-cell>
          <table:table-cell office:value-type="float" office:value="1283007" calcext:value-type="float">
            <text:p>128300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80_2_2.txt</text:p>
          </table:table-cell>
          <table:table-cell office:value-type="float" office:value="81934" calcext:value-type="float">
            <text:p>81934</text:p>
          </table:table-cell>
          <table:table-cell office:value-type="float" office:value="59349" calcext:value-type="float">
            <text:p>59349</text:p>
          </table:table-cell>
          <table:table-cell office:value-type="float" office:value="1283697" calcext:value-type="float">
            <text:p>128369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80_2_1.txt</text:p>
          </table:table-cell>
          <table:table-cell office:value-type="float" office:value="81935" calcext:value-type="float">
            <text:p>81935</text:p>
          </table:table-cell>
          <table:table-cell office:value-type="float" office:value="59371" calcext:value-type="float">
            <text:p>59371</text:p>
          </table:table-cell>
          <table:table-cell office:value-type="float" office:value="1284117" calcext:value-type="float">
            <text:p>128411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80_3_3.txt</text:p>
          </table:table-cell>
          <table:table-cell office:value-type="float" office:value="81933" calcext:value-type="float">
            <text:p>81933</text:p>
          </table:table-cell>
          <table:table-cell office:value-type="float" office:value="64547" calcext:value-type="float">
            <text:p>64547</text:p>
          </table:table-cell>
          <table:table-cell office:value-type="float" office:value="1380445" calcext:value-type="float">
            <text:p>138044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80_3_2.txt</text:p>
          </table:table-cell>
          <table:table-cell office:value-type="float" office:value="81935" calcext:value-type="float">
            <text:p>81935</text:p>
          </table:table-cell>
          <table:table-cell office:value-type="float" office:value="64617" calcext:value-type="float">
            <text:p>64617</text:p>
          </table:table-cell>
          <table:table-cell office:value-type="float" office:value="1381775" calcext:value-type="float">
            <text:p>138177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80_3_1.txt</text:p>
          </table:table-cell>
          <table:table-cell office:value-type="float" office:value="81931" calcext:value-type="float">
            <text:p>81931</text:p>
          </table:table-cell>
          <table:table-cell office:value-type="float" office:value="64479" calcext:value-type="float">
            <text:p>64479</text:p>
          </table:table-cell>
          <table:table-cell office:value-type="float" office:value="1379141" calcext:value-type="float">
            <text:p>137914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00_1_3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629" calcext:value-type="float">
            <text:p>77629</text:p>
          </table:table-cell>
          <table:table-cell office:value-type="float" office:value="1684333" calcext:value-type="float">
            <text:p>168433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00_1_2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622" calcext:value-type="float">
            <text:p>77622</text:p>
          </table:table-cell>
          <table:table-cell office:value-type="float" office:value="1684196" calcext:value-type="float">
            <text:p>168419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00_1_1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624" calcext:value-type="float">
            <text:p>77624</text:p>
          </table:table-cell>
          <table:table-cell office:value-type="float" office:value="1684236" calcext:value-type="float">
            <text:p>168423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00_2_3.txt</text:p>
          </table:table-cell>
          <table:table-cell office:value-type="float" office:value="106515" calcext:value-type="float">
            <text:p>106515</text:p>
          </table:table-cell>
          <table:table-cell office:value-type="float" office:value="77103" calcext:value-type="float">
            <text:p>77103</text:p>
          </table:table-cell>
          <table:table-cell office:value-type="float" office:value="1670185" calcext:value-type="float">
            <text:p>167018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00_2_2.txt</text:p>
          </table:table-cell>
          <table:table-cell office:value-type="float" office:value="106514" calcext:value-type="float">
            <text:p>106514</text:p>
          </table:table-cell>
          <table:table-cell office:value-type="float" office:value="77033" calcext:value-type="float">
            <text:p>77033</text:p>
          </table:table-cell>
          <table:table-cell office:value-type="float" office:value="1668851" calcext:value-type="float">
            <text:p>166885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00_2_1.txt</text:p>
          </table:table-cell>
          <table:table-cell office:value-type="float" office:value="106513" calcext:value-type="float">
            <text:p>106513</text:p>
          </table:table-cell>
          <table:table-cell office:value-type="float" office:value="77009" calcext:value-type="float">
            <text:p>77009</text:p>
          </table:table-cell>
          <table:table-cell office:value-type="float" office:value="1668399" calcext:value-type="float">
            <text:p>166839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100_3_3.txt</text:p>
          </table:table-cell>
          <table:table-cell office:value-type="float" office:value="106511" calcext:value-type="float">
            <text:p>106511</text:p>
          </table:table-cell>
          <table:table-cell office:value-type="float" office:value="83653" calcext:value-type="float">
            <text:p>83653</text:p>
          </table:table-cell>
          <table:table-cell office:value-type="float" office:value="1792613" calcext:value-type="float">
            <text:p>179261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_100_3_2.txt</text:p>
          </table:table-cell>
          <table:table-cell office:value-type="float" office:value="106512" calcext:value-type="float">
            <text:p>106512</text:p>
          </table:table-cell>
          <table:table-cell office:value-type="float" office:value="83654" calcext:value-type="float">
            <text:p>83654</text:p>
          </table:table-cell>
          <table:table-cell office:value-type="float" office:value="1792632" calcext:value-type="float">
            <text:p>179263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_100_3_1.txt</text:p>
          </table:table-cell>
          <table:table-cell office:value-type="float" office:value="106515" calcext:value-type="float">
            <text:p>106515</text:p>
          </table:table-cell>
          <table:table-cell office:value-type="float" office:value="83852" calcext:value-type="float">
            <text:p>83852</text:p>
          </table:table-cell>
          <table:table-cell office:value-type="float" office:value="1796402" calcext:value-type="float">
            <text:p>179640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329.39pt" svg:height="230.4pt" svg:x="258.32pt" svg:y="0pt">
            <loext:p draw:notify-on-update-of-ranges="Sheet2.A1:Sheet2.A5 Sheet2.A1:Sheet2.A5 Sheet2.B1:Sheet2.B1 Sheet2.C1:Sheet2.C5 Sheet2.A1:Sheet2.A5 Sheet2.B6:Sheet2.B6 Sheet2.C6:Sheet2.C10 Sheet2.A1:Sheet2.A5 Sheet2.B11:Sheet2.B11 Sheet2.C11:Sheet2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number-columns-repeated="3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17007" calcext:value-type="float">
            <text:p>4170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92008" calcext:value-type="float">
            <text:p>6920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104518" calcext:value-type="float">
            <text:p>11045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380453" calcext:value-type="float">
            <text:p>13804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793882" calcext:value-type="float">
            <text:p>1793882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7142" calcext:value-type="float">
            <text:p>3871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43017" calcext:value-type="float">
            <text:p>6430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28560" calcext:value-type="float">
            <text:p>10285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283607" calcext:value-type="float">
            <text:p>12836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69145" calcext:value-type="float">
            <text:p>16691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89625" calcext:value-type="float">
            <text:p>3896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48565" calcext:value-type="float">
            <text:p>6485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36965" calcext:value-type="float">
            <text:p>10369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295730" calcext:value-type="float">
            <text:p>12957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84255" calcext:value-type="float">
            <text:p>1684255</text:p>
          </table:table-cell>
        </table:table-row>
      </table:table>
      <table:table table:name="Sheet3" table:style-name="ta1">
        <table:shapes>
          <draw:frame draw:z-index="0" draw:style-name="gr1" draw:text-style-name="P1" svg:width="548.08pt" svg:height="500.63pt" svg:x="320.14pt" svg:y="0pt">
            <loext:p draw:notify-on-update-of-ranges="Sheet2.A1:Sheet2.A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29.39pt" svg:height="230.4pt" svg:x="258.21pt" svg:y="0pt">
            <loext:p draw:notify-on-update-of-ranges="Sheet2.A1:Sheet2.A5 Sheet3.A1:Sheet3.A3 Sheet3.B1:Sheet3.B1 Sheet3.C1:Sheet3.C3 Sheet3.A4:Sheet3.A6 Sheet3.B4:Sheet3.B4 Sheet3.C4:Sheet3.C6 Sheet3.A7:Sheet3.A9 Sheet3.B7:Sheet3.B7 Sheet3.C7:Sheet3.C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number-columns-repeated="6" table:default-cell-style-name="Default"/>
        <table:table-column table:style-name="co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935880.3333333" calcext:value-type="float">
            <text:p>16935880.333333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728039.3333333" calcext:value-type="float">
            <text:p>33728039.33333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0531165.3333333" calcext:value-type="float">
            <text:p>50531165.333333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65297" calcext:value-type="float">
            <text:p>1576529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1406035.6666667" calcext:value-type="float">
            <text:p>31406035.66666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043990.6666667" calcext:value-type="float">
            <text:p>47043990.666666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929811" calcext:value-type="float">
            <text:p>159298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730170.3333333" calcext:value-type="float">
            <text:p>31730170.333333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532513" calcext:value-type="float">
            <text:p>4753251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info.A1:info.I73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Sheet3.A1:Sheet3.C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2:11:59.494474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04T12:13:07.601006737</dc:date>
    <meta:editing-duration>PT45M57S</meta:editing-duration>
    <meta:editing-cycles>8</meta:editing-cycles>
    <meta:document-statistic meta:table-count="3" meta:cell-count="7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3.831cm" svg:y="0.185cm" style:legend-expansion="wide" chart:style-name="ch2"/>
        <chart:plot-area chart:style-name="ch3" table:cell-range-address="Sheet2.A1:Sheet2.A5 Sheet2.B1:Sheet2.B1 Sheet2.C1:Sheet2.C15 Sheet2.B6:Sheet2.B6 Sheet2.B11:Sheet2.B11" chart:data-source-has-labels="both" svg:x="1.243cm" svg:y="0.945cm" svg:width="10.146cm" svg:height="6.041cm">
          <chartooo:coordinate-region svg:x="2.605cm" svg:y="1.144cm" svg:width="8.319cm" svg:height="5.195cm"/>
          <chart:axis chart:dimension="x" chart:name="primary-x" chart:style-name="ch4" chartooo:axis-type="auto">
            <chart:title svg:x="4.843cm" svg:y="7.148cm" chart:style-name="ch5">
              <text:p>Размер файла (Кб)</text:p>
            </chart:title>
            <chart:categories table:cell-range-address="Sheet2.A1:Sheet2.A5"/>
          </chart:axis>
          <chart:axis chart:dimension="y" chart:name="primary-y" chart:style-name="ch4">
            <chart:title svg:x="0.45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heet2.C1:Sheet2.C5" chart:label-cell-address="Sheet2.B1:Sheet2.B1" chart:class="chart:scatter">
            <chart:domain table:cell-range-address="Sheet2.A1:Sheet2.A5"/>
            <chart:data-point chart:repeated="5"/>
          </chart:series>
          <chart:series chart:style-name="ch9" chart:values-cell-range-address="Sheet2.C6:Sheet2.C10" chart:label-cell-address="Sheet2.B6:Sheet2.B6" chart:class="chart:scatter">
            <chart:data-point chart:repeated="5"/>
          </chart:series>
          <chart:series chart:style-name="ch10" chart:values-cell-range-address="Sheet2.C11:Sheet2.C15" chart:label-cell-address="Sheet2.B11:Sheet2.B1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</text:p>
                <draw:g>
                  <svg:desc>Sheet2.B1:Sheet2.B1</svg:desc>
                </draw:g>
              </table:table-cell>
              <table:table-cell office:value-type="string">
                <text:p>2</text:p>
                <draw:g>
                  <svg:desc>Sheet2.B6:Sheet2.B6</svg:desc>
                </draw:g>
              </table:table-cell>
              <table:table-cell office:value-type="string">
                <text:p>1</text:p>
                <draw:g>
                  <svg:desc>Sheet2.B11:Sheet2.B1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2.A1:Sheet2.A5</svg:desc>
                </draw:g>
              </table:table-cell>
              <table:table-cell office:value-type="float" office:value="20">
                <text:p>20</text:p>
                <draw:g>
                  <svg:desc>Sheet2.A1:Sheet2.A5</svg:desc>
                </draw:g>
              </table:table-cell>
              <table:table-cell office:value-type="float" office:value="417007">
                <text:p>417007</text:p>
                <draw:g>
                  <svg:desc>Sheet2.C1:Sheet2.C5</svg:desc>
                </draw:g>
              </table:table-cell>
              <table:table-cell office:value-type="float" office:value="387142">
                <text:p>387142</text:p>
                <draw:g>
                  <svg:desc>Sheet2.C6:Sheet2.C10</svg:desc>
                </draw:g>
              </table:table-cell>
              <table:table-cell office:value-type="float" office:value="389625">
                <text:p>389625</text:p>
                <draw:g>
                  <svg:desc>Sheet2.C11:Sheet2.C15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92008">
                <text:p>692008</text:p>
              </table:table-cell>
              <table:table-cell office:value-type="float" office:value="643017">
                <text:p>643017</text:p>
              </table:table-cell>
              <table:table-cell office:value-type="float" office:value="648565">
                <text:p>6485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04518">
                <text:p>1104518</text:p>
              </table:table-cell>
              <table:table-cell office:value-type="float" office:value="1028560">
                <text:p>1028560</text:p>
              </table:table-cell>
              <table:table-cell office:value-type="float" office:value="1036965">
                <text:p>103696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80453">
                <text:p>1380453</text:p>
              </table:table-cell>
              <table:table-cell office:value-type="float" office:value="1283607">
                <text:p>1283607</text:p>
              </table:table-cell>
              <table:table-cell office:value-type="float" office:value="1295730">
                <text:p>129573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793882">
                <text:p>1793882</text:p>
              </table:table-cell>
              <table:table-cell office:value-type="float" office:value="1669145">
                <text:p>1669145</text:p>
              </table:table-cell>
              <table:table-cell office:value-type="float" office:value="1684255">
                <text:p>1684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36cm" svg:height="17.662cm" xlink:href=".." xlink:type="simple" chart:class="chart:scatter" chart:style-name="ch1">
        <chart:legend chart:legend-position="top" svg:x="0cm" svg:y="0.185cm" style:legend-expansion="wide" chart:style-name="ch2"/>
        <chart:plot-area chart:style-name="ch3" table:cell-range-address="Sheet2.A1:Sheet2.A5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:title svg:x="0cm" svg:y="0cm" chart:style-name="ch5">
              <text:p>Размер файла (Кб)</text:p>
            </chart:title>
            <chart:categories table:cell-range-address="Sheet2.A1:Sheet2.A5"/>
          </chart:axis>
          <chart:axis chart:dimension="y" chart:name="primary-y" chart:style-name="ch4">
            <chart:title svg:x="0cm" svg:y="0cm" chart:style-name="ch6">
              <text:p>Количество операций (шт)</text:p>
            </chart:title>
            <chart:grid chart:style-name="ch7" chart:class="major"/>
          </chart:axi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3.831cm" svg:y="0.185cm" style:legend-expansion="wide" chart:style-name="ch2"/>
        <chart:plot-area chart:style-name="ch3" table:cell-range-address="Sheet2.A1:Sheet2.A5 Sheet3.A1:Sheet3.A3 Sheet3.B1:Sheet3.B1 Sheet3.C1:Sheet3.C9 Sheet3.B4:Sheet3.B4 Sheet3.B7:Sheet3.B7" chart:data-source-has-labels="both" svg:x="1.243cm" svg:y="0.945cm" svg:width="10.146cm" svg:height="6.041cm">
          <chartooo:coordinate-region svg:x="2.976cm" svg:y="1.144cm" svg:width="8.173cm" svg:height="5.195cm"/>
          <chart:axis chart:dimension="x" chart:name="primary-x" chart:style-name="ch4" chartooo:axis-type="auto">
            <chart:title svg:x="4.804cm" svg:y="7.148cm" chart:style-name="ch5">
              <text:p>Размер файла (Мб)</text:p>
            </chart:title>
            <chart:categories table:cell-range-address="Sheet2.A1:Sheet2.A5"/>
          </chart:axis>
          <chart:axis chart:dimension="y" chart:name="primary-y" chart:style-name="ch4">
            <chart:title svg:x="0.45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heet3.C1:Sheet3.C3" chart:label-cell-address="Sheet3.B1:Sheet3.B1" chart:class="chart:scatter">
            <chart:domain table:cell-range-address="Sheet3.A1:Sheet3.A3"/>
            <chart:data-point chart:repeated="3"/>
          </chart:series>
          <chart:series chart:style-name="ch9" chart:values-cell-range-address="Sheet3.C4:Sheet3.C6" chart:label-cell-address="Sheet3.B4:Sheet3.B4" chart:class="chart:scatter">
            <chart:domain table:cell-range-address="Sheet3.A4:Sheet3.A6"/>
            <chart:data-point chart:repeated="3"/>
          </chart:series>
          <chart:series chart:style-name="ch10" chart:values-cell-range-address="Sheet3.C7:Sheet3.C9" chart:label-cell-address="Sheet3.B7:Sheet3.B7" chart:class="chart:scatter">
            <chart:domain table:cell-range-address="Sheet3.A7:Sheet3.A9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</text:p>
                <draw:g>
                  <svg:desc>Sheet3.B1:Sheet3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3.B4:Sheet3.B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3.B7:Sheet3.B7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2.A1:Sheet2.A5</svg:desc>
                </draw:g>
              </table:table-cell>
              <table:table-cell office:value-type="float" office:value="1">
                <text:p>1</text:p>
                <draw:g>
                  <svg:desc>Sheet3.A1:Sheet3.A3</svg:desc>
                </draw:g>
              </table:table-cell>
              <table:table-cell office:value-type="float" office:value="16935880.3333333">
                <text:p>16935880.3333333</text:p>
                <draw:g>
                  <svg:desc>Sheet3.C1:Sheet3.C3</svg:desc>
                </draw:g>
              </table:table-cell>
              <table:table-cell office:value-type="float" office:value="1">
                <text:p>1</text:p>
                <draw:g>
                  <svg:desc>Sheet3.A4:Sheet3.A6</svg:desc>
                </draw:g>
              </table:table-cell>
              <table:table-cell office:value-type="float" office:value="15765297">
                <text:p>15765297</text:p>
                <draw:g>
                  <svg:desc>Sheet3.C4:Sheet3.C6</svg:desc>
                </draw:g>
              </table:table-cell>
              <table:table-cell office:value-type="float" office:value="1">
                <text:p>1</text:p>
                <draw:g>
                  <svg:desc>Sheet3.A7:Sheet3.A9</svg:desc>
                </draw:g>
              </table:table-cell>
              <table:table-cell office:value-type="float" office:value="15929811">
                <text:p>15929811</text:p>
                <draw:g>
                  <svg:desc>Sheet3.C7:Sheet3.C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33728039.3333333">
                <text:p>33728039.3333333</text:p>
              </table:table-cell>
              <table:table-cell office:value-type="float" office:value="2">
                <text:p>2</text:p>
              </table:table-cell>
              <table:table-cell office:value-type="float" office:value="31406035.6666667">
                <text:p>31406035.6666667</text:p>
              </table:table-cell>
              <table:table-cell office:value-type="float" office:value="2">
                <text:p>2</text:p>
              </table:table-cell>
              <table:table-cell office:value-type="float" office:value="31730170.3333333">
                <text:p>31730170.333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50531165.3333333">
                <text:p>50531165.3333333</text:p>
              </table:table-cell>
              <table:table-cell office:value-type="float" office:value="3">
                <text:p>3</text:p>
              </table:table-cell>
              <table:table-cell office:value-type="float" office:value="47043990.6666667">
                <text:p>47043990.6666667</text:p>
              </table:table-cell>
              <table:table-cell office:value-type="float" office:value="3">
                <text:p>3</text:p>
              </table:table-cell>
              <table:table-cell office:value-type="float" office:value="47532513">
                <text:p>475325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